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margin-left="1.27cm" fo:margin-right="0cm" fo:margin-top="0.423cm" fo:margin-bottom="0.423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3"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4"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5" style:family="paragraph" style:parent-style-name="Standard">
      <style:paragraph-properties fo:margin-left="0.751cm" fo:margin-right="0cm"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16" style:family="paragraph" style:parent-style-name="Standard">
      <style:paragraph-properties fo:margin-left="1.27cm" fo:margin-right="0cm"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17"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18" style:family="paragraph" style:parent-style-name="Standard">
      <style:paragraph-properties fo:margin-left="1.27cm" fo:margin-right="0cm" fo:margin-top="0.423cm" fo:margin-bottom="0cm" style:contextual-spacing="false" fo:text-align="center"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9"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20"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21"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22"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737c9" style:font-name-asian="Times New Roman1" style:font-size-asian="14pt" style:font-name-complex="Times New Roman1" style:font-size-complex="14pt"/>
    </style:style>
    <style:style style:name="P24"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1737c9" style:font-name-asian="Times New Roman1" style:font-size-asian="14pt" style:font-name-complex="Times New Roman1" style:font-size-complex="14pt"/>
    </style:style>
    <style:style style:name="P25" style:family="paragraph" style:parent-style-name="Standard">
      <style:paragraph-properties fo:text-align="justify" style:justify-single-word="false"/>
      <style:text-properties style:font-name="Times New Roman" fo:font-size="14pt" officeooo:paragraph-rsid="001737c9" style:font-name-asian="Times New Roman1" style:font-size-asian="14pt" style:font-name-complex="Times New Roman1" style:font-size-complex="14pt"/>
    </style:style>
    <style:style style:name="P26"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d6710" style:font-name-asian="Times New Roman1" style:font-size-asian="14pt" style:font-name-complex="Times New Roman1" style:font-size-complex="14pt"/>
    </style:style>
    <style:style style:name="P27"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210f51" style:font-name-asian="Times New Roman1" style:font-size-asian="14pt" style:font-name-complex="Times New Roman1" style:font-size-complex="14pt"/>
    </style:style>
    <style:style style:name="P28"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style:text-underline-style="solid" style:text-underline-width="auto" style:text-underline-color="font-color" fo:font-weight="bold" officeooo:paragraph-rsid="001737c9" style:font-name-asian="Times New Roman1" style:font-size-asian="14pt" style:font-weight-asian="bold" style:font-name-complex="Times New Roman1" style:font-size-complex="14pt"/>
    </style:style>
    <style:style style:name="P29"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30"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31" style:family="paragraph" style:parent-style-name="Standard">
      <style:paragraph-properties fo:margin-left="1.27cm" fo:margin-right="0cm" fo:margin-top="0.423cm" fo:margin-bottom="0cm" style:contextual-spacing="false" fo:text-align="justify" style:justify-single-word="false" fo:text-indent="0cm" style:auto-text-indent="false"/>
    </style:style>
    <style:style style:name="P32"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officeooo:paragraph-rsid="001737c9"/>
    </style:style>
    <style:style style:name="P33"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officeooo:paragraph-rsid="001737c9"/>
    </style:style>
    <style:style style:name="P34" style:family="paragraph" style:parent-style-name="Standard">
      <style:paragraph-properties fo:margin-left="1.27cm" fo:margin-right="0cm" fo:margin-top="0.423cm" fo:margin-bottom="0.282cm" style:contextual-spacing="false" fo:text-indent="0cm" style:auto-text-indent="false"/>
      <style:text-properties officeooo:paragraph-rsid="001737c9"/>
    </style:style>
    <style:style style:name="P35" style:family="paragraph" style:parent-style-name="Text_20_body" style:list-style-name="WWNum1">
      <style:paragraph-properties fo:margin-top="0.423cm" fo:margin-bottom="0cm" style:contextual-spacing="false" fo:text-align="justify" style:justify-single-word="false"/>
      <style:text-properties officeooo:paragraph-rsid="001737c9"/>
    </style:style>
    <style:style style:name="P36" style:family="paragraph" style:parent-style-name="Text_20_body">
      <style:paragraph-properties fo:margin-left="1.905cm" fo:margin-right="0cm" fo:text-indent="0cm" style:auto-text-indent="false"/>
      <style:text-properties style:font-name="Times New Roman" fo:font-size="13pt" officeooo:paragraph-rsid="001737c9" style:font-size-asian="13pt" style:font-name-complex="Times New Roman1" style:font-size-complex="13pt"/>
    </style:style>
    <style:style style:name="P37" style:family="paragraph" style:parent-style-name="Text_20_body">
      <style:paragraph-properties fo:margin-left="1.501cm" fo:margin-right="0cm" fo:text-indent="0cm" style:auto-text-indent="false"/>
      <style:text-properties style:font-name="Times New Roman" fo:font-size="13pt" officeooo:paragraph-rsid="001737c9" style:font-size-asian="13pt" style:font-name-complex="Times New Roman1" style:font-size-complex="13pt"/>
    </style:style>
    <style:style style:name="P38" style:family="paragraph" style:parent-style-name="Text_20_body">
      <style:paragraph-properties fo:margin-left="1.501cm" fo:margin-right="0cm"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39" style:family="paragraph" style:parent-style-name="Text_20_body" style:list-style-name="WWNum1">
      <style:text-properties officeooo:paragraph-rsid="001737c9"/>
    </style:style>
    <style:style style:name="T1" style:family="text">
      <style:text-properties fo:color="#000000" loext:opacity="100%"/>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font-style-complex="italic"/>
    </style:style>
    <style:style style:name="T4" style:family="text">
      <style:text-properties style:font-name="Times New Roman" fo:font-size="14pt" officeooo:rsid="001f1c06" style:font-name-asian="Times New Roman1" style:font-size-asian="14pt" style:font-name-complex="Times New Roman1" style:font-size-complex="14pt"/>
    </style:style>
    <style:style style:name="T5" style:family="text">
      <style:text-properties style:font-name="Times New Roman" fo:font-size="14pt" officeooo:rsid="001f5e69" style:font-name-asian="Times New Roman1" style:font-size-asian="14pt" style:font-name-complex="Times New Roman1" style:font-size-complex="14pt"/>
    </style:style>
    <style:style style:name="T6" style:family="text">
      <style:text-properties style:font-name="Times New Roman" fo:font-size="14pt" fo:font-style="italic" style:font-name-asian="Times New Roman1" style:font-size-asian="14pt" style:font-style-asian="italic" style:font-name-complex="Times New Roman1" style:font-size-complex="14pt"/>
    </style:style>
    <style:style style:name="T7"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8" style:family="text">
      <style:text-properties style:font-name="Times New Roman" fo:font-size="13pt" style:font-size-asian="13pt" style:font-name-complex="Times New Roman1" style:font-size-complex="13pt"/>
    </style:style>
    <style:style style:name="T9" style:family="text">
      <style:text-properties style:font-name="Times New Roman" fo:font-size="13pt" fo:font-style="italic" style:font-size-asian="13pt" style:font-style-asian="italic" style:font-name-complex="Times New Roman1" style:font-size-complex="13pt"/>
    </style:style>
    <style:style style:name="T10" style:family="text">
      <style:text-properties officeooo:rsid="0020719d"/>
    </style:style>
    <style:style style:name="T11" style:family="text">
      <style:text-properties officeooo:rsid="0020c13f"/>
    </style:style>
    <style:style style:name="T12" style:family="text">
      <style:text-properties officeooo:rsid="00210f51"/>
    </style:style>
    <style:style style:name="T13" style:family="text">
      <style:text-properties officeooo:rsid="00228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6">Experiment 1<text:tab/><text:tab/><text:tab/><text:tab/><text:tab/><text:tab/><text:tab/>Date: </text:p>
      <text:p text:style-name="P7">Advanced Use of GCC</text:p>
      <text:p text:style-name="P6">Aim:</text:p>
      <text:p text:style-name="P15">Create appropriate C program. Compile and generate output using gcc command and its important options-o, -c, -D, -I, -g, -O, -save-temps</text:p>
      <text:p text:style-name="P14">About GCC Compiler</text:p>
      <text:p text:style-name="P10">GCC is a Linux-based c compiler released by the free software foundation which is usually operated via the command line. It often comes distributed freely with a Linux installation, so if you are running Unix or a Linux variant you will probably have it on your system. You can invoke gcc on a source code file simply by typing:-</text:p>
      <text:p text:style-name="P8">gcc filename</text:p>
      <text:p text:style-name="P10">The default executable output of gcc is "a.out", which can be run by typing"./a.out". It is also possible to specify a name for the executable file at the command line by using the syntax " -o outputfile", as shown in the following example: -</text:p>
      <text:p text:style-name="P8">gcc filename -o outputfile</text:p>
      <text:p text:style-name="P10">Again, you can run your program with "./outputfile". (the ./ is there to ensure to run the program for the current working directory.)</text:p>
      <text:p text:style-name="P10">Note: if you need to use functions from the math library (generally functions from math.h" such as sin or sqrt), then you need to explicitly ask it to link with that library with the "-1" flag and the library "m":</text:p>
      <text:p text:style-name="P8">gcc filename -o outputfile -lm</text:p>
      <text:p text:style-name="P16">Program 1</text:p>
      <text:p text:style-name="P12"><text:bookmark-start text:name="_Hlk179867238"/>// Write a C program 'sum.c' to add two numbers. Read the input from Standard Input and write output to Standard output<text:bookmark-end text:name="_Hlk179867238"/></text:p>
      <text:p text:style-name="P12">#include&lt;stdio.h&gt;</text:p>
      <text:p text:style-name="P12">void main()</text:p>
      <text:p text:style-name="P12">{</text:p>
      <text:p text:style-name="P12"><text:soft-page-break/>int a,b,sum;</text:p>
      <text:p text:style-name="P12">printf("enter num 1:\n");</text:p>
      <text:p text:style-name="P12">scanf("%d",&amp;a);</text:p>
      <text:p text:style-name="P12">printf("enter num 2:\n");</text:p>
      <text:p text:style-name="P12">scanf("%d",&amp;b);</text:p>
      <text:p text:style-name="P12">sum=a+b;</text:p>
      <text:p text:style-name="P12">printf("sum of %d and %d is %d\n",a,b,sum);</text:p>
      <text:p text:style-name="P12">}</text:p>
      <text:p text:style-name="P16">Output</text:p>
      <text:p text:style-name="P13">mits@mits-H610M-H-V2-DDR4:~/gokul ds$ gcc sum.c</text:p>
      <text:p text:style-name="P13">mits@mits-H610M-H-V2-DDR4:~/gokul ds$ ./a.out</text:p>
      <text:p text:style-name="P13">enter num 1:</text:p>
      <text:p text:style-name="P13">40</text:p>
      <text:p text:style-name="P13">enter num 2:</text:p>
      <text:p text:style-name="P13">20</text:p>
      <text:p text:style-name="P13">sum of 40 and 20 is 60</text:p>
      <text:p text:style-name="P18">Important Options in GCC</text:p>
      <text:p text:style-name="P5">Option: -o</text:p>
      <text:p text:style-name="P11">To write and build output to output file.</text:p>
      <text:p text:style-name="P17">Output</text:p>
      <text:p text:style-name="P11">mits@mits-H610M-H-V2-DDR4:~/gokul ds$ gcc sum.c -o sum_out</text:p>
      <text:p text:style-name="P9"/>
      <text:p text:style-name="P9">Here, GCC compiles the sum.c file and generates an executable named sum_out.</text:p>
      <text:p text:style-name="P9"/>
      <text:p text:style-name="P9">mits@mits-H610M-H-V2-DDR4:~/gokul ds$ ./sum_out</text:p>
      <text:p text:style-name="P9">enter num 1:</text:p>
      <text:p text:style-name="P9">40</text:p>
      <text:p text:style-name="P9">enter num 2:</text:p>
      <text:p text:style-name="P9">20</text:p>
      <text:p text:style-name="P9">sum of 40 and 20 is 60</text:p>
      <text:p text:style-name="P20"><text:soft-page-break/>Option: -save-temps</text:p>
      <text:p text:style-name="P23">To save temporary files generated during program execution.</text:p>
      <text:p text:style-name="P29">Output</text:p>
      <text:p text:style-name="P23">mits@mits-H610M-H-V2-DDR4:~/gokul ds$ gcc -save-temps sum.c</text:p>
      <text:p text:style-name="P33"><text:span text:style-name="T7">This will generate intermediate files, like sum.i (pre-processed source) and sum.s (assembly code), in addition to the final executable.</text:span></text:p>
      <text:p text:style-name="P20">Option: -g</text:p>
      <text:p text:style-name="P23">gcc -g generates debug information to be used by GDB debugger.</text:p>
      <text:p text:style-name="P30">Output</text:p>
      <text:p text:style-name="P23">amits@mits-H610M-H-V2-DDR4:~/gokul ds$ gcc -g sum.c -o sum_out</text:p>
      <text:p text:style-name="P23">mits@mits-H610M-H-V2-DDR4:~/gokul ds$ gdb sum_out</text:p>
      <text:p text:style-name="P23">GNU gdb (Ubuntu 12.1-0ubuntu1~22.04.2) 12.1</text:p>
      <text:p text:style-name="P23">Reading symbols from sum_out...</text:p>
      <text:p text:style-name="P23">(gdb) run</text:p>
      <text:p text:style-name="P23">Starting program: /home/mits/gokul ds/sum_out </text:p>
      <text:p text:style-name="P26">enter num 1:</text:p>
      <text:p text:style-name="P26">15</text:p>
      <text:p text:style-name="P23">enter num 2:</text:p>
      <text:p text:style-name="P23">10</text:p>
      <text:p text:style-name="P23">sum of 15 and 10 is 25</text:p>
      <text:p text:style-name="P23">[Inferior 1 (process 6667) exited normally]</text:p>
      <text:p text:style-name="P23">(gdb) quit</text:p>
      <text:p text:style-name="P23">This compiles sum.c with debug information, enabling you to debug the resulting executable file.</text:p>
      <text:p text:style-name="P20"/>
      <text:p text:style-name="P20"><text:soft-page-break/>Option: -O</text:p>
      <text:p text:style-name="P32"><text:span text:style-name="T2">gcc -O sets the compiler's </text:span><text:span text:style-name="T3">optimization level</text:span><text:span text:style-name="T2">. </text:span><text:span text:style-name="T4">Different levels of optimization </text:span><text:span text:style-name="T5">options </text:span><text:span text:style-name="T4">are 0,1,2 and 3</text:span></text:p>
      <text:p text:style-name="P29">Output</text:p>
      <text:p text:style-name="P23">mits@mits:~/Desktop/S1MCA/ADS_lab$ gcc -O3 -o my_pgm sum.c</text:p>
      <text:p text:style-name="P23">This compiles sum.c with a high level of optimization.<text:bookmark-start text:name="_Hlk180561001"/><text:bookmark-end text:name="_Hlk180561001"/></text:p>
      <text:p text:style-name="P20">Option: -c</text:p>
      <text:p text:style-name="P27"><text:span text:style-name="T10">gcc -c</text:span> compile<text:span text:style-name="T10">s</text:span> source files to object files without linking.<text:span text:style-name="T10">When we compile a program the ‘C’ compiler will generate object files “.o” files. After that linker will generate </text:span><text:span text:style-name="T12">a</text:span><text:span text:style-name="T10">“.out” file. That means, it is a two step process; one step </text:span><text:span text:style-name="T11">is to compile the program and another step is to link the object files and generate the executable file.</text:span></text:p>
      <text:p text:style-name="P30">Output</text:p>
      <text:p text:style-name="P23">mits@mits-H610M-H-V2-DDR4:~/gokul ds$ gcc -c sum.c</text:p>
      <text:p text:style-name="P23">mits@mits-H610M-H-V2-DDR4:~/gokul ds$ gcc sum.o -o a_out</text:p>
      <text:p text:style-name="P23">mits@mits-H610M-H-V2-DDR4:~/gokul ds$ ./a_out</text:p>
      <text:p text:style-name="P23">enter num 1:</text:p>
      <text:p text:style-name="P23">20</text:p>
      <text:p text:style-name="P23">enter num 2:</text:p>
      <text:p text:style-name="P23">15</text:p>
      <text:p text:style-name="P23">sum of 20 and 15 is 35</text:p>
      <text:p text:style-name="P24">This will generate an object file sum.o that can be linked separately. <text:span text:style-name="T13">This is the way to create an object file and use the functions in object files from different code modules.</text:span></text:p>
      <text:p text:style-name="P21"/>
      <text:p text:style-name="P28">Program 3</text:p>
      <text:p text:style-name="P34"><text:span text:style-name="T2">// myfile.c<text:line-break/>#include &lt;stdio.h&gt;<text:line-break/></text:span><text:soft-page-break/><text:span text:style-name="T2"><text:line-break/>void main()<text:line-break/>{<text:line-break/>#ifdef SAMPLE<text:line-break/><text:tab/>printf("Debug run\n");<text:line-break/>#else<text:line-break/><text:tab/>printf("Release run\n");<text:line-break/>#endif<text:line-break/>}</text:span></text:p>
      <text:p text:style-name="P20">Important Option in GCC</text:p>
      <text:p text:style-name="P21">Option: -D</text:p>
      <text:p text:style-name="P23">gcc -D defines a macro to be used by the preprocessor.</text:p>
      <text:p text:style-name="P30">Output</text:p>
      <text:list xml:id="list1695720966" text:style-name="WWNum1">
        <text:list-item>
          <text:p text:style-name="P35"><text:span text:style-name="T2">Build </text:span><text:span text:style-name="T6">myfile.c</text:span><text:span text:style-name="T2"> and run it with the maro SAMPLE defined:</text:span></text:p>
        </text:list-item>
      </text:list>
      <text:p text:style-name="P36">$ gcc -D SAMPLE myfile.c -o myfile<text:line-break/>$ ./myfile<text:line-break/>Debug run<text:line-break/></text:p>
      <text:list xml:id="list151517825064171" text:continue-numbering="true" text:style-name="WWNum1">
        <text:list-item>
          <text:p text:style-name="P39"><text:span text:style-name="T8">Build </text:span><text:span text:style-name="T9">myfile.c</text:span><text:span text:style-name="T8"> and run it without the macro SAMPLE defined:</text:span></text:p>
        </text:list-item>
      </text:list>
      <text:p text:style-name="P37">$ gcc myfile.c -o myfile<text:line-break/>$ ./myfile<text:line-break/>Release run<text:line-break/></text:p>
      <text:p text:style-name="P38">Option: -l</text:p>
      <text:p text:style-name="P23">To include a directory of header files.</text:p>
      <text:p text:style-name="P30">Output</text:p>
      <text:p text:style-name="P23">mits@mits:~/Desktop/S1MCA/ADS_lab$ gcc -o sum.c sum_out.c -lm</text:p>
      <text:p text:style-name="P24">Here, the -lm option links the math library (libm) with the sum.c.</text:p>
      <text:p text:style-name="P20">Option: -I</text:p>
      <text:p text:style-name="P23">To look in a directory for library files.</text:p>
      <text:p text:style-name="P30">Output</text:p>
      <text:p text:style-name="P23"><text:soft-page-break/>mits@mits:~/Desktop/S1MCA/ADS_lab$ gcc -o sum.c sum_out.c -I./ads_lab</text:p>
      <text:p text:style-name="P24">This tells GCC to look for header files in the ads_lab directory.</text:p>
      <text:p text:style-name="P25"/>
      <text:p text:style-name="P20"/>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MCA135 DS Lab<text:tab/><text:tab/>S1 MCA (2024-26 Batch)</text:p>
        <text:p text:style-name="MP2"/>
      </style:header>
      <style:footer>
        <text:p text:style-name="MP3"/>
        <text:p text:style-name="MP4"><text:span text:style-name="MT1">Dept. of Computer Applications<text:tab/></text:span><text:span text:style-name="MT1"><text:page-number text:select-page="current">6</text:page-number></text:span><text:span text:style-name="MT1"><text:tab/>MITS</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1:14:00</meta:creation-date>
    <meta:initial-creator>ACER</meta:initial-creator>
    <dc:language>en-IN</dc:language>
    <dc:date>2024-10-23T15:15:13.662883684</dc:date>
    <meta:editing-cycles>21</meta:editing-cycles>
    <meta:editing-duration>PT1H35M24S</meta:editing-duration>
    <meta:generator>LibreOffice/7.3.7.2$Linux_X86_64 LibreOffice_project/30$Build-2</meta:generator>
    <meta:document-statistic meta:table-count="0" meta:image-count="0" meta:object-count="0" meta:page-count="6" meta:paragraph-count="106" meta:word-count="747" meta:character-count="4608" meta:non-whitespace-character-count="3955"/>
    <meta:user-defined meta:name="AppVersion">15.0000</meta:user-defined>
    <meta:template xlink:type="simple" xlink:actuate="onRequest" xlink:title="Normal.dotm" xlink:href=""/>
  </office:meta>
</office:document-meta>
</file>